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DPDiscoveryMessage.getMessag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Messag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DPDiscoveryMessage.setCacheNames( ArrayList cach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Message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Message.getCach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DPDiscoveryMessage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Message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Message.setMessageType( int messa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Message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Message.setRequesterId(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Message.getRequest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